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2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1.58cm" svg:y="1.127cm">
          <text:p text:style-name="P1"><text:span text:style-name="T1">jettyRunWarDebug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1.758cm" svg:y="2.778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3.676cm" svg:y1="1.889cm" svg:x2="3.677cm" svg:y2="2.778cm" draw:start-shape="id1" draw:start-glue-point="6" draw:end-shape="id2" draw:end-glue-point="4" svg:d="m3676 1889 1 889" svg:viewBox="0 0 2 890">
          <text:p/>
        </draw:connector>
        <draw:custom-shape draw:style-name="gr1" draw:text-style-name="P3" xml:id="id3" draw:id="id3" draw:layer="layout" svg:width="3.26cm" svg:height="0.82cm" svg:x="5.813cm" svg:y="4.371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5.596cm" svg:y1="3.54cm" svg:x2="7.443cm" svg:y2="4.371cm" draw:start-shape="id2" draw:start-glue-point="7" draw:end-shape="id3" draw:end-glue-point="4" svg:d="m5596 3540h1847v831" svg:viewBox="0 0 1848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3.677cm" svg:y1="4.301cm" svg:x2="3.655cm" svg:y2="6.764cm" draw:start-shape="id2" draw:start-glue-point="6" draw:end-shape="id4" draw:end-glue-point="4" svg:d="m3677 4301-22 2463" svg:viewBox="0 0 23 2464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7.443cm" svg:y1="5.191cm" svg:x2="3.655cm" svg:y2="6.764cm" draw:start-shape="id3" draw:start-glue-point="6" draw:end-shape="id4" svg:d="m7443 5191v787h-3788v786" svg:viewBox="0 0 3789 1574">
          <text:p/>
        </draw:connector>
        <draw:custom-shape draw:style-name="gr1" draw:text-style-name="P3" xml:id="id5" draw:id="id5" draw:layer="layout" svg:width="4.773cm" svg:height="1.054cm" svg:x="1.252cm" svg:y="8.836cm">
          <text:p text:style-name="P1"><text:span text:style-name="T2">start Jetty process </text:span><text:span text:style-name="T2"><text:line-break/></text:span><text:span text:style-name="T2">against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3.639cm" svg:y1="9.89cm" svg:x2="10.851cm" svg:y2="10.525cm" draw:start-shape="id5" draw:start-glue-point="6" draw:end-shape="id6" draw:end-glue-point="3" svg:d="m3639 9890c0 424 2404 635 7212 635" svg:viewBox="0 0 7213 636">
          <text:p text:style-name="P6"><text:span text:style-name="T2">start process <text:s text:c="2"/></text:span></text:p>
        </draw:connector>
        <draw:custom-shape draw:style-name="gr5" draw:text-style-name="P3" xml:id="id11" draw:id="id11" draw:layer="layout" svg:width="4.064cm" svg:height="1.171cm" svg:x="10.851cm" svg:y="16.339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639cm" svg:y1="9.89cm" svg:x2="3.676cm" svg:y2="11.499cm" draw:start-shape="id5" draw:start-glue-point="6" draw:end-shape="id7" draw:end-glue-point="4" svg:d="m3639 9890 37 1609" svg:viewBox="0 0 38 1610">
          <text:p/>
        </draw:connector>
        <draw:custom-shape draw:style-name="gr1" draw:text-style-name="P3" xml:id="id8" draw:id="id8" draw:layer="layout" svg:width="4.074cm" svg:height="0.889cm" svg:x="1.697cm" svg:y="14.194cm">
          <text:p text:style-name="P1"><text:span text:style-name="T2">wait for user keypr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7" draw:id="id7" draw:layer="layout" svg:width="3.937cm" svg:height="1.171cm" svg:x="1.707cm" svg:y="11.499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9" draw:id="id9" draw:layer="layout" svg:width="4.064cm" svg:height="1.171cm" svg:x="1.707cm" svg:y="16.706cm">
          <text:p text:style-name="P1"><text:span text:style-name="T2">send “stop” signal </text:span></text:p>
          <text:p text:style-name="P1"><text:span text:style-name="T2">to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8" draw:layer="layout" draw:type="line" svg:x1="3.734cm" svg:y1="15.083cm" svg:x2="3.739cm" svg:y2="16.706cm" draw:start-shape="id8" draw:end-shape="id9" svg:d="m3734 15083 5 1623" svg:viewBox="0 0 6 1624">
          <text:p/>
        </draw:connector>
        <draw:custom-shape draw:style-name="gr5" draw:text-style-name="P2" xml:id="id6" draw:id="id6" draw:layer="layout" svg:width="4.064cm" svg:height="0.762cm" svg:x="10.851cm" svg:y="10.144cm">
          <text:p text:style-name="P1"><text:span text:style-name="T1">Jetty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883cm" svg:y1="10.906cm" svg:x2="12.908cm" svg:y2="11.96cm" draw:start-shape="id6" draw:start-glue-point="6" draw:end-shape="id10" draw:end-glue-point="0" svg:d="m12883 10906 25 1054" svg:viewBox="0 0 26 1055">
          <text:p/>
        </draw:connector>
        <draw:custom-shape draw:style-name="gr5" draw:text-style-name="P3" xml:id="id12" draw:id="id12" draw:layer="layout" svg:width="4.826cm" svg:height="1.397cm" svg:x="10.47cm" svg:y="18.78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883cm" svg:y1="17.51cm" svg:x2="12.883cm" svg:y2="18.78cm" draw:start-shape="id11" draw:end-shape="id12" draw:end-glue-point="4" svg:d="m12883 17510v1270" svg:viewBox="0 0 1 1271">
          <text:p/>
        </draw:connector>
        <draw:custom-shape draw:style-name="gr1" draw:text-style-name="P2" xml:id="id15" draw:id="id15" draw:layer="layout" svg:width="5.207cm" svg:height="1.284cm" svg:x="1.199cm" svg:y="23.084cm">
          <text:p text:style-name="P1"><text:span text:style-name="T1">jettyRunWarDebug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0.851cm" svg:y1="16.924cm" svg:x2="5.644cm" svg:y2="12.085cm" draw:start-shape="id11" draw:end-shape="id7" draw:end-glue-point="7" svg:d="m10851 16924-5207-4839" svg:viewBox="0 0 5208 4840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3" draw:id="id13" draw:layer="layout" svg:width="3.81cm" svg:height="0.762cm" svg:x="10.978cm" svg:y="21.574cm">
          <text:p text:style-name="P1"><text:span text:style-name="T1">Jetty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2.883cm" svg:y1="20.177cm" svg:x2="12.883cm" svg:y2="21.574cm" draw:start-shape="id12" draw:end-shape="id13" draw:end-glue-point="0" svg:d="m12883 20177v1397" svg:viewBox="0 0 1 1398">
          <text:p/>
        </draw:connector>
        <draw:connector draw:style-name="gr4" draw:text-style-name="P3" draw:layer="layout" draw:type="line" svg:x1="5.771cm" svg:y1="17.291cm" svg:x2="10.47cm" svg:y2="19.478cm" draw:start-shape="id9" draw:end-shape="id12" svg:d="m5771 17291 4699 2187" svg:viewBox="0 0 4700 2188">
          <text:p text:style-name="P1"><text:span text:style-name="T2"/></text:p>
          <text:p text:style-name="P1"><text:span text:style-name="T2"/></text:p>
          <text:p text:style-name="P1"><text:span text:style-name="T2"><text:s text:c="10"/></text:span><text:span text:style-name="T2">tcp <text:s text:c="5"/></text:span></text:p>
        </draw:connector>
        <draw:custom-shape draw:style-name="gr1" draw:text-style-name="P3" xml:id="id14" draw:id="id14" draw:layer="layout" svg:width="3.81cm" svg:height="1.171cm" svg:x="1.834cm" svg:y="19.909cm">
          <text:p text:style-name="P1"><text:span text:style-name="T2">wait for Jetty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3.739cm" svg:y1="17.877cm" svg:x2="3.739cm" svg:y2="19.909cm" draw:start-shape="id9" draw:start-glue-point="6" draw:end-shape="id14" draw:end-glue-point="4" svg:d="m3739 17877v2032" svg:viewBox="0 0 1 2033">
          <text:p/>
        </draw:connector>
        <draw:connector draw:style-name="gr4" draw:text-style-name="P3" draw:layer="layout" draw:type="line" svg:x1="10.978cm" svg:y1="21.955cm" svg:x2="5.644cm" svg:y2="20.494cm" draw:start-shape="id13" draw:start-glue-point="5" draw:end-shape="id14" svg:d="m10978 21955-5334-1461" svg:viewBox="0 0 5335 1462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3.739cm" svg:y1="21.08cm" svg:x2="3.803cm" svg:y2="23.084cm" draw:start-shape="id14" draw:start-glue-point="6" draw:end-shape="id15" draw:end-glue-point="4" svg:d="m3739 21080 64 2004" svg:viewBox="0 0 65 2005">
          <text:p/>
        </draw:connector>
        <draw:custom-shape draw:style-name="gr5" draw:text-style-name="P3" xml:id="id16" draw:id="id16" draw:layer="layout" svg:width="4.326cm" svg:height="0.889cm" svg:x="10.724cm" svg:y="14.208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2.887cm" svg:y1="15.097cm" svg:x2="12.883cm" svg:y2="16.339cm" draw:start-shape="id16" draw:end-shape="id11" svg:d="m12887 15097-4 1242" svg:viewBox="0 0 5 1243">
          <text:p/>
        </draw:connector>
        <draw:connector draw:style-name="gr3" draw:text-style-name="P9" draw:layer="layout" draw:type="line" svg:x1="3.675cm" svg:y1="12.67cm" svg:x2="3.734cm" svg:y2="14.194cm" draw:start-shape="id7" draw:end-shape="id8" draw:end-glue-point="4" svg:d="m3675 12670 59 1524" svg:viewBox="0 0 60 1525">
          <text:p text:style-name="P1"><text:span text:style-name="T4"><text:s text:c="27"/></text:span></text:p>
        </draw:connector>
        <draw:custom-shape draw:style-name="gr1" draw:text-style-name="P3" xml:id="id4" draw:id="id4" draw:layer="layout" svg:width="4.074cm" svg:height="0.82cm" svg:x="1.618cm" svg:y="6.764cm">
          <text:p text:style-name="P1"><text:span text:style-name="T2">build war-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3.655cm" svg:y1="7.584cm" svg:x2="3.639cm" svg:y2="8.836cm" draw:start-shape="id4" draw:end-shape="id5" draw:end-glue-point="4" svg:d="m3655 7584-16 1252" svg:viewBox="0 0 17 1253">
          <text:p/>
        </draw:connector>
        <draw:custom-shape draw:style-name="gr5" draw:text-style-name="P3" xml:id="id10" draw:id="id10" draw:layer="layout" svg:width="3.683cm" svg:height="1.054cm" svg:x="11.067cm" svg:y="11.96cm">
          <text:p text:style-name="P1"><text:span text:style-name="T2">suspended mode,</text:span></text:p>
          <text:p text:style-name="P1"><text:span text:style-name="T2">listen to port 5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9" draw:layer="layout" draw:type="line" svg:x1="12.908cm" svg:y1="13.014cm" svg:x2="12.887cm" svg:y2="14.208cm" draw:start-shape="id10" draw:end-shape="id16" draw:end-glue-point="4" svg:d="m12908 13014-21 1194" svg:viewBox="0 0 22 1195">
          <text:p text:style-name="P1"><text:span text:style-name="T4">resume <text:s text:c="15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5-12T20:58:31.883789231</dc:date>
    <dc:creator>Andrey Hihlovskiy</dc:creator>
    <meta:editing-duration>PT3H5M50S</meta:editing-duration>
    <meta:editing-cycles>59</meta:editing-cycles>
    <meta:generator>LibreOffice/4.1.3.2$Linux_X86_64 LibreOffice_project/410m0$Build-2</meta:generator>
    <meta:document-statistic meta:object-count="35"/>
  </office:meta>
</office:document-meta>
</file>